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4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8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9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35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ce35"/>
        <table:table-column table:style-name="co12" table:number-columns-repeated="248" table:default-cell-style-name="ce35"/>
        <table:table-column table:style-name="co12" table:default-cell-style-name="Default"/>
        <table:table-row table:style-name="ro5">
          <table:table-cell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style-name="ce35"/>
          <table:covered-table-cell/>
          <table:table-cell table:number-columns-repeated="249"/>
        </table:table-row>
        <table:table-row table:style-name="ro5" table:number-rows-repeated="3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number-columns-repeated="250"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number-columns-repeated="250"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number-columns-repeated="250"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2"/>
          <table:table-cell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/>
          <table:table-cell table:style-name="ce38" table:number-columns-repeated="247"/>
          <table:table-cell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number-columns-repeated="249"/>
        </table:table-row>
        <table:table-row table:style-name="ro9">
          <table:table-cell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 table:number-rows-repeated="2">
          <table:table-cell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 table:style-name="Default"/>
          <table:table-cell table:number-columns-repeated="248"/>
        </table:table-row>
        <table:table-row table:style-name="ro9">
          <table:table-cell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number-columns-repeated="249"/>
        </table:table-row>
        <table:table-row table:style-name="ro9">
          <table:table-cell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number-columns-repeated="249"/>
        </table:table-row>
        <table:table-row table:style-name="ro9" table:number-rows-repeated="2">
          <table:table-cell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number-columns-repeated="249"/>
        </table:table-row>
        <table:table-row table:style-name="ro9">
          <table:table-cell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number-columns-repeated="249"/>
        </table:table-row>
        <table:table-row table:style-name="ro9" table:number-rows-repeated="6">
          <table:table-cell table:number-columns-repeated="6"/>
          <table:table-cell table:style-name="Default"/>
          <table:table-cell table:number-columns-repeated="249"/>
        </table:table-row>
        <table:table-row table:style-name="ro5" table:number-rows-repeated="11">
          <table:table-cell/>
          <table:table-cell table:style-name="ce35" table:number-columns-repeated="2"/>
          <table:table-cell table:style-name="ce61"/>
          <table:table-cell table:style-name="ce35" table:number-columns-repeated="2"/>
          <table:table-cell table:number-columns-repeated="250"/>
        </table:table-row>
        <table:table-row table:style-name="ro17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7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1015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4">
            <text:p>4</text:p>
          </table:table-cell>
          <table:table-cell table:style-name="ce118" table:formula="of:=COUNTIF([.L$7:.L$885];[.$J1])" office:value-type="float" office:value="4">
            <text:p>4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3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4" table:number-columns-repeated="2"/>
          <table:table-cell table:style-name="ce136"/>
          <table:table-cell table:style-name="ce133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/>
          <table:table-cell table:style-name="ce135" table:number-columns-repeated="2"/>
          <table:table-cell table:style-name="ce138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001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</text:span><text:span text:style-name="T5">user</text:span></text:p>
            <text:p><text:span text:style-name="T5">- Click on My </text:span><text:span text:style-name="T5">Spaces on </text:span><text:span text:style-name="T5">Admin bar → </text:span><text:span text:style-name="T5">click on My </text:span><text:span text:style-name="T5">Spaces tab</text:span></text:p>
            <text:p><text:span text:style-name="T5">- On Space </text:span><text:span text:style-name="T5">list, click on </text:span><text:span text:style-name="T5">space's </text:span><text:span text:style-name="T5">name or </text:span><text:span text:style-name="T5">avatar of </text:span><text:span text:style-name="T5">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27" table:number-columns-repeated="2"/>
          <table:table-cell table:style-name="ce136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number-columns-repeated="2" table:style-name="ce127" office:value-type="string">
            <text:p>Passed</text:p>
          </table:table-cell>
          <table:table-cell table:style-name="ce132" office:value-type="string">
            <text:p><text:a xlink:href="https://jira.exoplatform.org/browse/TESTVN-5220">TESTVN-5220</text:a></text:p>
          </table:table-cell>
          <table:table-cell table:style-name="ce127"/>
          <table:table-cell table:style-name="ce136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</text:span><text:span text:style-name="T6">Like/Unlike </text:span><text:span text:style-name="T6">an activity</text:span></text:p>
            <text:p>- Click on Add/Delete Comment</text:p>
            <text:p><text:span text:style-name="T6">- Click on </text:span><text:span text:style-name="T6">Delete </text:span><text:span text:style-name="T6">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</text:span><text:span text:style-name="T6">is displayed </text:span><text:span text:style-name="T6">below the </text:span><text:span text:style-name="T6">activity</text:span></text:p>
            <text:p><text:span text:style-name="T6">- Delete </text:span><text:span text:style-name="T6">comment </text:span><text:span text:style-name="T6">successfully. </text:span><text:span text:style-name="T6">Comment is </text:span><text:span text:style-name="T6">removed out </text:span><text:span text:style-name="T6">comment list </text:span><text:span text:style-name="T6">of activity</text:span>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</text:span><text:span text:style-name="T6">invited users:</text:span></text:p>
            <text:p><text:span text:style-name="T6">+ Go to My </text:span><text:span text:style-name="T6">space –&gt; </text:span><text:span text:style-name="T6">Invitations </text:span><text:span text:style-name="T6">Received tab </text:span><text:span text:style-name="T6">and click on </text:span><text:span text:style-name="T6">Accept </text:span></text:p>
            <text:p><text:span text:style-name="T6">+ Another </text:span><text:span text:style-name="T6">user click on </text:span><text:span text:style-name="T6">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</text:span><text:span text:style-name="T6">manager of </text:span><text:span text:style-name="T6">requested </text:span><text:span text:style-name="T6">space: </text:span><text:span text:style-name="T6">Access </text:span><text:span text:style-name="T6">space -&gt; </text:span><text:span text:style-name="T6">space setting </text:span><text:span text:style-name="T6">-&gt; member </text:span><text:span text:style-name="T6">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8" table:number-columns-repeated="4"/>
          <table:table-cell table:style-name="ce137" table:number-columns-repeated="5"/>
          <table:table-cell table:style-name="ce139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</text:span><text:span text:style-name="T5">added and is </text:span><text:span text:style-name="T5">showed on </text:span><text:span text:style-name="T5">navigation of </text:span><text:span text:style-name="T5">space.</text:span></text:p>
            <text:p><text:span text:style-name="T5">- </text:span><text:span text:style-name="T5">Node/Page's </text:span><text:span text:style-name="T5">node is </text:span><text:span text:style-name="T5">update with </text:span><text:span text:style-name="T5">all changed </text:span><text:span text:style-name="T5">value</text:span></text:p>
            <text:p><text:span text:style-name="T5">- Node is </text:span><text:span text:style-name="T5">deleted and </text:span><text:span text:style-name="T5">is not </text:span><text:span text:style-name="T5">showed on </text:span><text:span text:style-name="T5">space's </text:span><text:span text:style-name="T5">navigation </text:span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001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 office:value-type="string">
            <text:p>thao.pham</text:p>
          </table:table-cell>
          <table:table-cell table:style-name="ce129"/>
          <table:table-cell table:style-name="ce128" table:number-columns-repeated="3"/>
          <table:table-cell table:style-name="ce137" table:number-columns-repeated="5"/>
          <table:table-cell table:style-name="ce139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</text:span><text:span text:style-name="T6">Remove </text:span><text:span text:style-name="T6">Connection </text:span><text:span text:style-name="T6">button</text:span></text:p>
            <text:p/>
          </table:table-cell>
          <table:table-cell table:style-name="ce104" office:value-type="string">
            <text:p><text:span text:style-name="T6">- Display </text:span><text:span text:style-name="T6">user's </text:span><text:span text:style-name="T6">relation</text:span></text:p>
            <text:p><text:span text:style-name="T6">- Selected </text:span><text:span text:style-name="T6">friend is </text:span><text:span text:style-name="T6">removed. </text:span><text:span text:style-name="T6">User can re-</text:span><text:span text:style-name="T6">add friend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</text:span><text:span text:style-name="T6">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001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</text:span><text:span text:style-name="T6">intranet </text:span><text:span text:style-name="T6">home</text:span></text:p>
            <text:p><text:span text:style-name="T6">- Access </text:span><text:span text:style-name="T6">people list, </text:span><text:span text:style-name="T6">invite an </text:span><text:span text:style-name="T6">user</text:span></text:p>
            <text:p><text:span text:style-name="T6">- Go to My </text:span><text:span text:style-name="T6">Connections/</text:span><text:span text:style-name="T6">Requests </text:span><text:span text:style-name="T6">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 office:value-type="string">
            <text:p>thao.pham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</text:span><text:span text:style-name="T6">activity is </text:span><text:span text:style-name="T6">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link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><text:span text:style-name="T6">- Added file </text:span><text:span text:style-name="T6">is show on </text:span><text:span text:style-name="T6">user's </text:span><text:span text:style-name="T6">activities </text:span><text:span text:style-name="T6">portlet and </text:span><text:span text:style-name="T6">will be </text:span><text:span text:style-name="T6">shared with </text:span><text:span text:style-name="T6">user's friend</text:span></text:p>
            <text:p/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</text:span><text:span text:style-name="T6">Like/Unlike </text:span><text:span text:style-name="T6">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</text:span><text:span text:style-name="T6">is displayed </text:span><text:span text:style-name="T6">below the </text:span><text:span text:style-name="T6">activity</text:span></text:p>
            <text:p>- Delete comment successfully. Comment is removed out comment list of activity</text:p>
            <text:p><text:span text:style-name="T6">- The </text:span><text:span text:style-name="T6">Activities is </text:span><text:span text:style-name="T6">removed out </text:span><text:span text:style-name="T6">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27" table:number-columns-repeated="4"/>
          <table:table-cell table:style-name="ce136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30" table:number-columns-repeated="4"/>
          <table:table-cell table:style-name="ce136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</text:span><text:span text:style-name="T6">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30" table:number-columns-repeated="4"/>
          <table:table-cell table:style-name="ce136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001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</text:span><text:span text:style-name="T5">user's </text:span><text:span text:style-name="T5">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 office:value-type="string">
            <text:p>thao.pham</text:p>
          </table:table-cell>
          <table:table-cell table:style-name="ce130" table:number-columns-repeated="4"/>
          <table:table-cell table:style-name="ce136" table:number-columns-repeated="5"/>
          <table:table-cell table:number-columns-repeated="1004"/>
        </table:table-row>
        <table:table-row table:style-name="ro52" table:number-rows-repeated="201">
          <table:table-cell table:number-columns-repeated="1023"/>
        </table:table-row>
        <table:table-row table:style-name="ro52" table:number-rows-repeated="10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7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4-04T17:11:37</dc:date>
    <meta:editing-cycles>250</meta:editing-cycles>
    <meta:editing-duration>P3DT17H20M59S</meta:editing-duration>
    <meta:document-statistic meta:table-count="4" meta:cell-count="631" meta:object-count="1"/>
    <meta:user-defined meta:name="Info 1"/>
    <meta:user-defined meta:name="Info 2"/>
    <meta:user-defined meta:name="Info 3"/>
    <meta:user-defined meta:name="Info 4"/>
  </office:meta>
</office:document-meta>
</file>